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\bin\bash</text:p>
      <text:p text:style-name="Standard"/>
      <text:p text:style-name="Standard">cubo(){</text:p>
      <text:p text:style-name="Standard">echo Ha seleccionado cubo</text:p>
      <text:p text:style-name="Standard">for i</text:p>
      <text:p text:style-name="Standard">do</text:p>
      <text:p text:style-name="Standard"><text:s text:c="8"/>if [ $i -gt 0 ]</text:p>
      <text:p text:style-name="Standard"><text:s text:c="8"/>then</text:p>
      <text:p text:style-name="Standard"><text:s text:c="16"/>cubo=`expr $i * $i * $i`</text:p>
      <text:p text:style-name="Standard"><text:s text:c="16"/>echo El cubo de $i es $cubo</text:p>
      <text:p text:style-name="Standard"><text:s text:c="8"/>else</text:p>
      <text:p text:style-name="Standard"><text:s text:c="16"/>echo Argumento negativo</text:p>
      <text:p text:style-name="Standard"><text:s text:c="8"/>fi</text:p>
      <text:p text:style-name="Standard">done</text:p>
      <text:p text:style-name="Standard">}</text:p>
      <text:p text:style-name="Standard"/>
      <text:p text:style-name="Standard">ficheros(){</text:p>
      <text:p text:style-name="Standard">echo Ha seleccionado ficheros</text:p>
      <text:p text:style-name="Standard">while</text:p>
      <text:p text:style-name="Standard"><text:s text:c="8"/>echo Introduzca el nombre de un fichero</text:p>
      <text:p text:style-name="Standard"><text:s text:c="8"/>echo Introduzca "Terminar" para volver al menú</text:p>
      <text:p text:style-name="Standard"><text:s text:c="8"/>read fichero</text:p>
      <text:p text:style-name="Standard"><text:s text:c="8"/>[ $fichero != "Terminar" ]</text:p>
      <text:p text:style-name="Standard">do</text:p>
      <text:p text:style-name="Standard"><text:s text:c="8"/>[ -f $fichero ] &amp;&amp; tail -2 $fichero || echo No es un fichero</text:p>
      <text:p text:style-name="Standard">done</text:p>
      <text:p text:style-name="Standard">}</text:p>
      <text:p text:style-name="Standard"/>
      <text:p text:style-name="Standard">mayormenor(){</text:p>
      <text:p text:style-name="Standard"><text:s text:c="8"/>menor=$1</text:p>
      <text:p text:style-name="Standard"><text:s text:c="8"/>mayor=$1</text:p>
      <text:p text:style-name="Standard"><text:s text:c="8"/>for i</text:p>
      <text:p text:style-name="Standard"><text:s text:c="8"/>do</text:p>
      <text:p text:style-name="Standard"><text:s text:c="16"/>if [ $i -lt $menor ]</text:p>
      <text:p text:style-name="Standard"><text:s text:c="16"/>then</text:p>
      <text:p text:style-name="Standard"><text:s text:c="24"/>$menor=$i</text:p>
      <text:p text:style-name="Standard"><text:s text:c="16"/>fi</text:p>
      <text:p text:style-name="Standard"><text:s text:c="16"/>if [ $i -gt $mayor ]</text:p>
      <text:p text:style-name="Standard"><text:s text:c="16"/>then</text:p>
      <text:p text:style-name="Standard"><text:s text:c="24"/>$mayor=$i</text:p>
      <text:p text:style-name="Standard"><text:s text:c="16"/>fi</text:p>
      <text:p text:style-name="Standard"><text:s text:c="8"/>done</text:p>
      <text:p text:style-name="Standard"><text:s text:c="8"/>echo El mayor argumento es "$mayor" y el menor argumento es "$menor"</text:p>
      <text:p text:style-name="Standard">}</text:p>
      <text:p text:style-name="Standard"/>
      <text:p text:style-name="Standard">if [ $# -lt 2 ] </text:p>
      <text:p text:style-name="Standard">then</text:p>
      <text:p text:style-name="Standard"><text:s text:c="8"/>echo Error de sintaxis</text:p>
      <text:p text:style-name="Standard">else</text:p>
      <text:p text:style-name="Standard"><text:s text:c="8"/>while</text:p>
      <text:p text:style-name="Standard"><text:s text:c="16"/>echo [C] Calcular el cubo</text:p>
      <text:p text:style-name="Standard"><text:s text:c="16"/>echo [P] Procesos en ejecucion</text:p>
      <text:p text:style-name="Standard"><text:soft-page-break/><text:s text:c="16"/>echo [V] Visualizar ficheros</text:p>
      <text:p text:style-name="Standard"><text:s text:c="16"/>echo [R] Recuento</text:p>
      <text:p text:style-name="Standard"><text:s text:c="16"/>echo [M] Mayor menor</text:p>
      <text:p text:style-name="Standard"><text:s text:c="16"/>echo [F] Fin</text:p>
      <text:p text:style-name="Standard"><text:s text:c="16"/>read opcion</text:p>
      <text:p text:style-name="Standard"><text:s text:c="16"/>[ $opcion != F ]</text:p>
      <text:p text:style-name="Standard"><text:s text:c="8"/>do</text:p>
      <text:p text:style-name="Standard"><text:s text:c="16"/>case $opcion in</text:p>
      <text:p text:style-name="Standard"><text:s text:c="24"/>[Cc]) cubo;;</text:p>
      <text:p text:style-name="Standard"><text:s text:c="24"/>[Pp]) procesos;;</text:p>
      <text:p text:style-name="Standard"><text:s text:c="24"/>[Vv]) ficheros;;</text:p>
      <text:p text:style-name="Standard"><text:s text:c="24"/>[Rr]) recuento;;</text:p>
      <text:p text:style-name="Standard"><text:s text:c="24"/>[Mm]) mayormenor;;</text:p>
      <text:p text:style-name="Standard"><text:s text:c="8"/>esac</text:p>
      <text:p text:style-name="Standard"><text:s text:c="8"/>done</text:p>
      <text:p text:style-name="Standard"><text:s text:c="8"/>echo Fin del programa</text:p>
      <text:p text:style-name="Standard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7$Win32 OpenOffice.org_project/417m1$Build-9800</meta:generator>
    <dc:date>2022-03-23T14:25:24.48</dc:date>
    <meta:document-statistic meta:table-count="0" meta:image-count="0" meta:object-count="0" meta:page-count="2" meta:paragraph-count="65" meta:word-count="183" meta:character-count="1528"/>
    <dc:creator>javier loureiro</dc:creator>
    <meta:user-defined meta:name="Info 1"/>
    <meta:user-defined meta:name="Info 2"/>
    <meta:user-defined meta:name="Info 3"/>
    <meta:user-defined meta:name="Info 4"/>
  </office:meta>
</office:document-meta>
</file>